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/>
    <style:font-face style:name="Droid Sans Mono" svg:font-family="'Droid Sans Mono'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c9ea" officeooo:paragraph-rsid="0000c9ea" style:font-size-asian="28pt" style:font-size-complex="32pt"/>
    </style:style>
    <style:style style:name="P2" style:family="paragraph" style:parent-style-name="Text_20_body" style:list-style-name="L1">
      <style:paragraph-properties fo:margin-left="0cm" fo:margin-right="0.661cm" fo:margin-top="0.661cm" fo:margin-bottom="0.661cm" style:contextual-spacing="false" style:line-height-at-least="1.058cm" fo:text-align="start" style:justify-single-word="false" fo:text-indent="0cm" style:auto-text-indent="false" fo:padding="0cm" fo:border="none"/>
      <style:text-properties fo:font-variant="normal" fo:text-transform="none" fo:color="#3f3f3f" style:font-name="Droid Sans" fo:font-size="15pt" fo:letter-spacing="normal" fo:font-style="normal" fo:font-weight="normal"/>
    </style:style>
    <style:style style:name="P3" style:family="paragraph" style:parent-style-name="Text_20_body" style:list-style-name="L3">
      <style:paragraph-properties fo:margin-left="0cm" fo:margin-right="0.661cm" fo:margin-top="0.661cm" fo:margin-bottom="0.661cm" style:contextual-spacing="false" fo:text-align="start" style:justify-single-word="false" fo:text-indent="0cm" style:auto-text-indent="false" fo:padding="0cm" fo:border="none"/>
    </style:style>
    <style:style style:name="P4" style:family="paragraph" style:parent-style-name="Text_20_body" style:list-style-name="L2">
      <style:paragraph-properties fo:margin-top="0cm" fo:margin-bottom="0cm" style:contextual-spacing="false" fo:text-align="start" style:justify-single-word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6" style:family="paragraph" style:parent-style-name="Heading_20_1">
      <style:text-properties fo:font-size="35.25pt" fo:font-weight="normal"/>
    </style:style>
    <style:style style:name="P7" style:family="paragraph" style:parent-style-name="Preformatted_20_Text" style:list-style-name="L1">
      <style:paragraph-properties fo:margin-left="0.265cm" fo:margin-right="0.926cm" fo:margin-top="0.265cm" fo:margin-bottom="0.265cm" style:contextual-spacing="false" style:line-height-at-least="0.423cm" fo:text-align="start" style:justify-single-word="false" fo:text-indent="0cm" style:auto-text-indent="false" fo:padding="0.053cm" fo:border="0.06pt solid #888888"/>
      <style:text-properties fo:font-variant="normal" fo:text-transform="none" fo:color="#3f3f3f" style:font-name="Droid Sans Mono" fo:font-size="12pt" fo:letter-spacing="normal" fo:font-style="normal" fo:font-weight="normal"/>
    </style:style>
    <style:style style:name="P8" style:family="paragraph" style:parent-style-name="Preformatted_20_Text" style:list-style-name="L1">
      <style:paragraph-properties fo:margin-left="0.265cm" fo:margin-right="0.926cm" fo:margin-top="0.265cm" fo:margin-bottom="0.265cm" style:contextual-spacing="false" style:line-height-at-least="0.423cm" fo:text-align="start" style:justify-single-word="false" fo:text-indent="0cm" style:auto-text-indent="false" fo:padding="0.053cm" fo:border="0.06pt solid #888888"/>
      <style:text-properties fo:font-variant="normal" fo:text-transform="none" fo:color="#3f3f3f" fo:letter-spacing="normal"/>
    </style:style>
    <style:style style:name="P9" style:family="paragraph" style:parent-style-name="Preformatted_20_Text" style:list-style-name="L1">
      <style:paragraph-properties fo:margin-left="0.265cm" fo:margin-right="0.926cm" fo:margin-top="0.265cm" fo:margin-bottom="0.265cm" style:contextual-spacing="false" style:line-height-at-least="0.423cm" fo:text-align="start" style:justify-single-word="false" fo:text-indent="0cm" style:auto-text-indent="false" fo:padding="0.053cm" fo:border="0.06pt solid #888888"/>
    </style:style>
    <style:style style:name="T1" style:family="text">
      <style:text-properties fo:color="#000088"/>
    </style:style>
    <style:style style:name="T2" style:family="text">
      <style:text-properties fo:color="#000088" style:font-name="Droid Sans Mono" fo:font-size="12pt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Droid Sans Mono" fo:font-size="12pt" fo:font-style="normal" fo:font-weight="normal"/>
    </style:style>
    <style:style style:name="T5" style:family="text">
      <style:text-properties fo:color="#666600"/>
    </style:style>
    <style:style style:name="T6" style:family="text">
      <style:text-properties fo:color="#666600" style:font-name="Droid Sans Mono" fo:font-size="12pt" fo:font-style="normal" fo:font-weight="normal"/>
    </style:style>
    <style:style style:name="T7" style:family="text">
      <style:text-properties fo:color="#008800"/>
    </style:style>
    <style:style style:name="T8" style:family="text">
      <style:text-properties fo:color="#006666"/>
    </style:style>
    <style:style style:name="T9" style:family="text">
      <style:text-properties fo:font-size="35.25pt" fo:font-weight="normal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unctions-exercises</text:p>
      <text:h text:style-name="P6" text:outline-level="1">Exercises 1/3</text:h>
      <text:list xml:id="list1102352665603491734" text:style-name="L1">
        <text:list-item>
          <text:p text:style-name="P2">Given the code:</text:p>
          <text:p text:style-name="P7"><text:span text:style-name="T1">def</text:span><text:span text:style-name="T3"> suffix</text:span><text:span text:style-name="T5">(</text:span><text:span text:style-name="T3">m</text:span><text:span text:style-name="T5">,</text:span><text:span text:style-name="T3"> s</text:span><text:span text:style-name="T5">,</text:span><text:span text:style-name="T3"> chop </text:span><text:span text:style-name="T5">=</text:span><text:span text:style-name="T3"> </text:span><text:span text:style-name="T1">None</text:span><text:span text:style-name="T5">):</text:span></text:p>
          <text:p text:style-name="P8"><text:span text:style-name="T3"><text:s text:c="4"/></text:span><text:span text:style-name="T2">if</text:span><text:span text:style-name="T4"> chop </text:span><text:span text:style-name="T6">==</text:span><text:span text:style-name="T4"> </text:span><text:span text:style-name="T2">None</text:span><text:span text:style-name="T6">:</text:span></text:p>
          <text:p text:style-name="P8"><text:span text:style-name="T3"><text:s text:c="16"/></text:span><text:span text:style-name="T4">chop </text:span><text:span text:style-name="T6">=</text:span><text:span text:style-name="T4"> </text:span><text:span text:style-name="T6">-</text:span><text:span text:style-name="T4">len</text:span><text:span text:style-name="T6">(</text:span><text:span text:style-name="T4">m</text:span><text:span text:style-name="T6">)</text:span></text:p>
          <text:p text:style-name="P8"><text:span text:style-name="T3"><text:s text:c="4"/></text:span><text:span text:style-name="T2">return</text:span><text:span text:style-name="T4"> m</text:span><text:span text:style-name="T6">[:-(</text:span><text:span text:style-name="T4">chop</text:span><text:span text:style-name="T6">)]+</text:span><text:span text:style-name="T4">s</text:span></text:p>
          <text:p text:style-name="P9"/>
          <text:p text:style-name="P7"><text:span text:style-name="T1">def</text:span><text:span text:style-name="T3"> prefix</text:span><text:span text:style-name="T5">(</text:span><text:span text:style-name="T3">m</text:span><text:span text:style-name="T5">,</text:span><text:span text:style-name="T3"> p</text:span><text:span text:style-name="T5">):</text:span></text:p>
          <text:p text:style-name="P8"><text:span text:style-name="T3"><text:s text:c="8"/></text:span><text:span text:style-name="T2">return</text:span><text:span text:style-name="T4"> p</text:span><text:span text:style-name="T6">+</text:span><text:span text:style-name="T4">m</text:span></text:p>
          <text:p text:style-name="P9"/>
          <text:p text:style-name="P7"><text:span text:style-name="T3">s </text:span><text:span text:style-name="T5">=</text:span><text:span text:style-name="T3"> </text:span><text:span text:style-name="T7">"hand"</text:span></text:p>
          <text:p text:style-name="P7"><text:span text:style-name="T1">print</text:span><text:span text:style-name="T3"> </text:span><text:span text:style-name="T5">(</text:span><text:span text:style-name="T3">suffix</text:span><text:span text:style-name="T5">(</text:span><text:span text:style-name="T3">s</text:span><text:span text:style-name="T5">,</text:span><text:span text:style-name="T3"> </text:span><text:span text:style-name="T7">"y"</text:span><text:span text:style-name="T5">))</text:span></text:p>
          <text:p text:style-name="P7"><text:span text:style-name="T1">print</text:span><text:span text:style-name="T3"> </text:span><text:span text:style-name="T5">(</text:span><text:span text:style-name="T3">suffix</text:span><text:span text:style-name="T5">(</text:span><text:span text:style-name="T7">"conceivable"</text:span><text:span text:style-name="T5">,</text:span><text:span text:style-name="T3"> </text:span><text:span text:style-name="T7">"y"</text:span><text:span text:style-name="T5">,</text:span><text:span text:style-name="T3"> </text:span><text:span text:style-name="T8">1</text:span><text:span text:style-name="T5">))</text:span></text:p>
          <text:p text:style-name="P7"><text:span text:style-name="T1">print</text:span><text:span text:style-name="T3"> </text:span><text:span text:style-name="T5">(</text:span><text:span text:style-name="T3">prefix</text:span><text:span text:style-name="T5">(</text:span><text:span text:style-name="T7">"conceivable"</text:span><text:span text:style-name="T5">,</text:span><text:span text:style-name="T3"> </text:span><text:span text:style-name="T7">"in"</text:span><text:span text:style-name="T5">))</text:span></text:p>
        </text:list-item>
      </text:list>
      <text:p text:style-name="Text_20_body"><text:line-break/><text:span text:style-name="T9">Exercises 2/3</text:span></text:p>
      <text:list xml:id="list4791765299430210692" text:style-name="L2">
        <text:list-item>
          <text:p text:style-name="P5">What is the value of the variable s outside of suffix?</text:p>
        </text:list-item>
        <text:list-item>
          <text:p text:style-name="P4">What is the value of the variable s inside of suffix? How is this value assigned?</text:p>
        </text:list-item>
        <text:list-item>
          <text:p text:style-name="P4">What is the value of the variable s inside of prefix?</text:p>
        </text:list-item>
        <text:list-item>
          <text:p text:style-name="P4">Compose the suffix and prefix functions using parameter composition (i.e. traditional mathematical composition) to create the word "inconceivably".</text:p>
        </text:list-item>
        <text:list-item>
          <text:p text:style-name="P4">Rewrite either the suffix or the prefix function as a defined composition of the other so that it returns a word with both the prefix and the suffix concatenated.</text:p>
        </text:list-item>
        <text:list-item>
          <text:p text:style-name="P4"><text:soft-page-break/>Make the suffix parameter of your new function default to the empty string, so that only prefixes need be specified if no suffix is desired.</text:p>
        </text:list-item>
      </text:list>
      <text:p text:style-name="Text_20_body"/>
      <text:h text:style-name="P6" text:outline-level="1">Exercises 3/3</text:h>
      <text:list xml:id="list7536577052327236248" text:style-name="L3">
        <text:list-item>
          <text:p text:style-name="P3">Write a function that computes the sum of squares of two numbers.</text:p>
        </text:list-item>
        <text:list-item>
          <text:p text:style-name="P3">Write a function that computes the sum of squares of three numbers.</text:p>
        </text:list-item>
        <text:list-item>
          <text:p text:style-name="P3">Write a function that computes the sum of squares of two or three numbers.</text:p>
        </text:list-item>
        <text:list-item>
          <text:p text:style-name="P3">Write a function that accepts a single integer parameter, and returns True if the number is prime, otherwise False.</text:p>
        </text:list-item>
        <text:list-item>
          <text:p text:style-name="P3">Write a function that accepts a single integer parameter, and returns a list of the prime numbers from 2 to the number.</text:p>
        </text:list-item>
        <text:list-item>
          <text:p text:style-name="P3">Write a function that accepts a single integer parameter, and returns a list of the prime factors of that number.</text:p>
        </text:list-item>
        <text:list-item>
          <text:p text:style-name="P3">Write a function that accepts a list of numbers, and returns their mean.</text:p>
        </text:list-item>
        <text:list-item>
          <text:p text:style-name="P3">Write a function that accepts a list of numbers, and returns the sum of their squares.</text:p>
        </text:list-item>
        <text:list-item>
          <text:p text:style-name="P3">Write a program that asks the user for a space separated list of data points (i.e. floating point numbers), then uses appropriate functions from previous questions to calculate and output the standard deviation of those numbers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/>
    <style:font-face style:name="Droid Sans Mono" svg:font-family="'Droid Sans Mono'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01:28:10.188739025</meta:creation-date>
    <dc:date>2015-03-27T01:30:01.016890383</dc:date>
    <meta:editing-duration>P0D</meta:editing-duration>
    <meta:editing-cycles>1</meta:editing-cycles>
    <meta:document-statistic meta:table-count="0" meta:image-count="0" meta:object-count="0" meta:page-count="2" meta:paragraph-count="30" meta:word-count="333" meta:character-count="1919" meta:non-whitespace-character-count="1599"/>
    <meta:generator>LibreOffice/4.2.7.2$Linux_X86_64 LibreOffice_project/420m0$Build-2</meta:generator>
  </office:meta>
</office:document-meta>
</file>